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f26d9" officeooo:paragraph-rsid="000f26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202</text:p>
      <text:p text:style-name="P1">Project 13a documentation</text:p>
      <text:p text:style-name="P1">5/6/15</text:p>
      <text:p text:style-name="P1"/>
      <text:p text:style-name="P1"><text:tab/>For this project we made a binary search recursion algorithm that sorted an array of integers that was read in. You search for a number in that sorted array of integers and then it sees if the number is greater or less than the middle number in that list. If it is higher, than it searches the bottom half of the list, if its less than, it searches the top half of the list. We did this for the array based and node based data structures that we made a couple of projects ago. The hardest part about the project was trying to understand how the recursion worked and how everything got stored. Even though recursion is a fairly simple concept to have a grasp of, it is fairly complicated to think about in your head. The sorting algorithm was kind of hard to make outside of the class implementation because you had to think of how the functions were working together to be able to do the sort. If I had more time, I would try and get the recursion sort to work and try and see why it's giving me a segmentation fault. But other than that, I was able to get the sort to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1:13:38.761053270</meta:creation-date>
    <dc:date>2015-05-06T11:23:17.066029141</dc:date>
    <meta:editing-duration>P0D</meta:editing-duration>
    <meta:editing-cycles>1</meta:editing-cycles>
    <meta:document-statistic meta:table-count="0" meta:image-count="0" meta:object-count="0" meta:page-count="1" meta:paragraph-count="5" meta:word-count="215" meta:character-count="1126" meta:non-whitespace-character-count="914"/>
    <meta:generator>LibreOffice/4.2.7.2$Linux_X86_64 LibreOffice_project/420m0$Build-2</meta:generator>
  </office:meta>
</office:document-meta>
</file>